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70247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70245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70244864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7024793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7024460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7024640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701534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7015372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7015424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701544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7015936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70155520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70157056">
                <table:table-cell table:style-name="SoftwareEngineer.A1" office:value-type="string">
                  <text:p text:style-name="Table_20_Subheading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70157312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7015756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70157824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70158080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7015859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701598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701601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70160384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7-17T15:35:22.539086011</dc:date>
    <meta:editing-duration>PT4H49M33S</meta:editing-duration>
    <meta:editing-cycles>14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57" meta:non-whitespace-character-count="870"/>
  </office:meta>
</office:document-meta>
</file>